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73cm" style:rel-column-width="16856*"/>
    </style:style>
    <style:style style:name="Tabell3.B" style:family="table-column">
      <style:table-column-properties style:column-width="12.628cm" style:rel-column-width="48679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4.373cm" style:rel-column-width="16856*"/>
    </style:style>
    <style:style style:name="Tabell4.B" style:family="table-column">
      <style:table-column-properties style:column-width="12.628cm" style:rel-column-width="48679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4.373cm" style:rel-column-width="16856*"/>
    </style:style>
    <style:style style:name="Tabell5.B" style:family="table-column">
      <style:table-column-properties style:column-width="12.628cm" style:rel-column-width="48679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4.373cm" style:rel-column-width="16856*"/>
    </style:style>
    <style:style style:name="Tabell6.B" style:family="table-column">
      <style:table-column-properties style:column-width="12.628cm" style:rel-column-width="48679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style="normal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mall</text:p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3">Namn:</text:p>
          </table:table-cell>
          <table:table-cell table:style-name="Tabell1.B1" office:value-type="string">
            <text:p text:style-name="P12">Carpark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2">Carpark()</text:p>
            <text:p text:style-name="P5">default konstruktor</text:p>
            <text:p text:style-name="P2">~Carpark()</text:p>
            <text:p text:style-name="P5">destruktor</text:p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Table_20_Contents">run</text:p>
            <text:p text:style-name="P5">startar gui, öppnar databas, skapar sökobjekt</text:p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2"><text:s/>- 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3">Namn:</text:p>
          </table:table-cell>
          <table:table-cell table:style-name="Tabell2.B1" office:value-type="string">
            <text:p text:style-name="P12">GUI</text:p>
          </table:table-cell>
        </table:table-row>
        <table:table-row>
          <table:table-cell table:style-name="Tabell2.A2" office:value-type="string">
            <text:p text:style-name="P1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">Konstruktörer:</text:p>
          </table:table-cell>
          <table:table-cell table:style-name="Tabell2.B2" office:value-type="string">
            <text:p text:style-name="P9"><text:span text:style-name="T3">GUI</text:span>()</text:p>
            <text:p text:style-name="P5">default konstruktor</text:p>
            <text:p text:style-name="P9">~<text:span text:style-name="T3">GUI</text:span>()</text:p>
            <text:p text:style-name="P5">destruktor</text:p>
          </table:table-cell>
        </table:table-row>
        <table:table-row>
          <table:table-cell table:style-name="Tabell2.A2" office:value-type="string">
            <text:p text:style-name="P1">Operationer:</text:p>
          </table:table-cell>
          <table:table-cell table:style-name="Tabell2.B2" office:value-type="string">
            <text:p text:style-name="P4">Se grafisk bifogad fil.</text:p>
          </table:table-cell>
        </table:table-row>
        <table:table-row>
          <table:table-cell table:style-name="Tabell2.A2" office:value-type="string">
            <text:p text:style-name="P1">Datamedlemmar:</text:p>
          </table:table-cell>
          <table:table-cell table:style-name="Tabell2.B2" office:value-type="string">
            <text:p text:style-name="P2">current_reservation</text:p>
            <text:p text:style-name="P2">current_search_result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3">Namn:</text:p>
          </table:table-cell>
          <table:table-cell table:style-name="Tabell3.B1" office:value-type="string">
            <text:p text:style-name="P12">Reservation</text:p>
          </table:table-cell>
        </table:table-row>
        <table:table-row>
          <table:table-cell table:style-name="Tabell3.A2" office:value-type="string">
            <text:p text:style-name="P1">Syfte:</text:p>
          </table:table-cell>
          <table:table-cell table:style-name="Tabell3.B2" office:value-type="string">
            <text:p text:style-name="Table_20_Contents">Att skapa en ny reservation, eller möjlighet till att modifiera en redan befintlig reservation.</text:p>
          </table:table-cell>
        </table:table-row>
        <table:table-row>
          <table:table-cell table:style-name="Tabell3.A2" office:value-type="string">
            <text:p text:style-name="P1">Konstruktörer:</text:p>
          </table:table-cell>
          <table:table-cell table:style-name="Tabell3.B2" office:value-type="string">
            <text:p text:style-name="P12">Reservation(datamedlemmar)</text:p>
            <text:p text:style-name="P5">parametriserad konstruktor</text:p>
            <text:p text:style-name="P12">Reservation(Reservation&amp;)</text:p>
            <text:p text:style-name="P11">kopieringskonstruktor</text:p>
            <text:p text:style-name="P12">Reservation(Reservation&amp;&amp;)</text:p>
            <text:p text:style-name="P11">flyttkonstruktor</text:p>
            <text:p text:style-name="P12">~Reservation()</text:p>
            <text:p text:style-name="P5">destruktor</text:p>
          </table:table-cell>
        </table:table-row>
        <table:table-row>
          <table:table-cell table:style-name="Tabell3.A2" office:value-type="string">
            <text:p text:style-name="P1">Operationer:</text:p>
          </table:table-cell>
          <table:table-cell table:style-name="Tabell3.B2" office:value-type="string">
            <text:p text:style-name="Table_20_Contents">void save()</text:p>
            <text:p text:style-name="Table_20_Contents">void set_”datamedlemm”(”värde”)</text:p>
            <text:p text:style-name="Table_20_Contents">”typ” get_”datamedlemm”()</text:p>
            <text:p text:style-name="P8">bool exist</text:p>
            <text:p text:style-name="P4">fråga databasen om det egna objektet redan existerar</text:p>
          </table:table-cell>
        </table:table-row>
        <table:table-row>
          <table:table-cell table:style-name="Tabell3.A2" office:value-type="string">
            <text:p text:style-name="P1">Datamedlemmar:</text:p>
          </table:table-cell>
          <table:table-cell table:style-name="Tabell3.B2" office:value-type="string">
            <text:p text:style-name="P8">int res_nr</text:p>
            <text:p text:style-name="P4">reservationsnummer</text:p>
            <text:p text:style-name="Table_20_Contents">string reg_nr</text:p>
            <text:p text:style-name="P4">registreringsnummer</text:p>
            <text:p text:style-name="Table_20_Contents">string name</text:p>
            <text:p text:style-name="P4"><text:soft-page-break/>för- och efternamn</text:p>
            <text:p text:style-name="P8">string tel</text:p>
            <text:p text:style-name="P4">telefonnummer</text:p>
            <text:p text:style-name="P8">string adress</text:p>
            <text:p text:style-name="P8">string postal_nr</text:p>
            <text:p text:style-name="P8">string city</text:p>
            <text:p text:style-name="Table_20_Contents">string status</text:p>
            <text:p text:style-name="P5">bokad, utlämnad, återlämnad</text:p>
            <text:p text:style-name="P2">int start_time</text:p>
            <text:p text:style-name="P5">ex. 800 = 08:00, <text:s/>1330 = 13:30</text:p>
            <text:p text:style-name="P2">int end_time</text:p>
            <text:p text:style-name="P9">int start_date</text:p>
            <text:p text:style-name="P5">ex. 20121212 = 2012-12-12</text:p>
            <text:p text:style-name="P9">int end_date</text:p>
            <text:p text:style-name="P2"/>
          </table:table-cell>
        </table:table-row>
      </table:table>
      <text:p text:style-name="Standard"/>
      <text:p text:style-name="Standard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3">Namn:</text:p>
          </table:table-cell>
          <table:table-cell table:style-name="Tabell4.B1" office:value-type="string">
            <text:p text:style-name="P12">Search_reservation</text:p>
          </table:table-cell>
        </table:table-row>
        <table:table-row>
          <table:table-cell table:style-name="Tabell4.A2" office:value-type="string">
            <text:p text:style-name="P1">Syfte:</text:p>
          </table:table-cell>
          <table:table-cell table:style-name="Tabell4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4.A2" office:value-type="string">
            <text:p text:style-name="P1">Konstruktörer:</text:p>
          </table:table-cell>
          <table:table-cell table:style-name="Tabell4.B2" office:value-type="string">
            <text:p text:style-name="P12">Search_reservation()</text:p>
            <text:p text:style-name="P5">Default konstruktor</text:p>
            <text:p text:style-name="P12">~Search_reservation</text:p>
            <text:p text:style-name="P5">Destruktor</text:p>
          </table:table-cell>
        </table:table-row>
        <table:table-row>
          <table:table-cell table:style-name="Tabell4.A2" office:value-type="string">
            <text:p text:style-name="P1">Operationer:</text:p>
          </table:table-cell>
          <table:table-cell table:style-name="Tabell4.B2" office:value-type="string">
            <text:p text:style-name="P8">vector&lt;R<text:span text:style-name="T3">eservation</text:span>&gt; res_nr(string&amp; res_nr)</text:p>
            <text:p text:style-name="P8">vector&lt;R<text:span text:style-name="T3">eservation</text:span>&gt; reg_nr(string&amp; reg_nr)</text:p>
            <text:p text:style-name="P8">vector&lt;R<text:span text:style-name="T3">eservation</text:span>&gt; name(string&amp; name)</text:p>
            <text:p text:style-name="P8">vector&lt;R<text:span text:style-name="T3">eservation</text:span>&gt; tel(string&amp; tel)</text:p>
            <text:p text:style-name="P8">vector&lt;R<text:span text:style-name="T3">eservation</text:span>&gt; status(string&amp; status)</text:p>
            <text:p text:style-name="P8">vector&lt;R<text:span text:style-name="T3">eservation</text:span>&gt; start_end(int start_date, </text:p>
            <text:p text:style-name="P8"><text:s text:c="51"/>int end_date, </text:p>
            <text:p text:style-name="P8"><text:s text:c="51"/>int start_time = 0, <text:s/></text:p>
            <text:p text:style-name="P8"><text:s text:c="51"/>int end_time = 0)</text:p>
            <text:p text:style-name="P8">void clear()</text:p>
          </table:table-cell>
        </table:table-row>
        <table:table-row>
          <table:table-cell table:style-name="Tabell4.A2" office:value-type="string">
            <text:p text:style-name="P1">Datamedlemmar:</text:p>
          </table:table-cell>
          <table:table-cell table:style-name="Tabell4.B2" office:value-type="string">
            <text:p text:style-name="P2">vector&lt;R<text:span text:style-name="T4">eservation</text:span>&gt; s<text:span text:style-name="T4">earch_result</text:span>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3">Namn:</text:p>
          </table:table-cell>
          <table:table-cell table:style-name="Tabell5.B1" office:value-type="string">
            <text:p text:style-name="P12">Search_vehicle</text:p>
          </table:table-cell>
        </table:table-row>
        <table:table-row>
          <table:table-cell table:style-name="Tabell5.A2" office:value-type="string">
            <text:p text:style-name="P1">Syfte:</text:p>
          </table:table-cell>
          <table:table-cell table:style-name="Tabell5.B2" office:value-type="string">
            <text:p text:style-name="Table_20_Contents">Att skapa en lista med befintliga fordorn baserad på olika sökparametrar.</text:p>
          </table:table-cell>
        </table:table-row>
        <table:table-row>
          <table:table-cell table:style-name="Tabell5.A2" office:value-type="string">
            <text:p text:style-name="P1">Konstruktörer:</text:p>
          </table:table-cell>
          <table:table-cell table:style-name="Tabell5.B2" office:value-type="string">
            <text:p text:style-name="P12">Search_vehicle()</text:p>
            <text:p text:style-name="P5">Default konstruktor</text:p>
            <text:p text:style-name="P12">~Search_vehicle()</text:p>
            <text:p text:style-name="P5">Destruktor</text:p>
          </table:table-cell>
        </table:table-row>
        <table:table-row>
          <table:table-cell table:style-name="Tabell5.A2" office:value-type="string">
            <text:p text:style-name="P1">Operationer:</text:p>
          </table:table-cell>
          <table:table-cell table:style-name="Tabell5.B2" office:value-type="string">
            <text:p text:style-name="P8">vector&lt;Vehicle&gt; reg_nr(string&amp; reg_nr)</text:p>
            <text:p text:style-name="P8">vector&lt;Vehicle&gt; type(string&amp; type)</text:p>
            <text:p text:style-name="P8">vector&lt;Vehicle&gt; status(string&amp; status)</text:p>
            <text:p text:style-name="P8">vector&lt;Vehicle&gt; brand(string&amp; brand)</text:p>
            <text:p text:style-name="P8">vector&lt;Vehicle&gt; brand_model(string&amp; brand, string&amp; model)</text:p>
            <text:p text:style-name="P8"><text:soft-page-break/>void clear()</text:p>
          </table:table-cell>
        </table:table-row>
        <table:table-row>
          <table:table-cell table:style-name="Tabell5.A2" office:value-type="string">
            <text:p text:style-name="P1">Datamedlemmar:</text:p>
          </table:table-cell>
          <table:table-cell table:style-name="Tabell5.B2" office:value-type="string">
            <text:p text:style-name="P2">vector&lt;Vehicle&gt; search_result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P3">Namn:</text:p>
          </table:table-cell>
          <table:table-cell table:style-name="Tabell6.B1" office:value-type="string">
            <text:p text:style-name="P11"/>
          </table:table-cell>
        </table:table-row>
        <table:table-row>
          <table:table-cell table:style-name="Tabell6.A2" office:value-type="string">
            <text:p text:style-name="P1">Syfte:</text:p>
          </table:table-cell>
          <table:table-cell table:style-name="Tabell6.B2" office:value-type="string">
            <text:p text:style-name="Table_20_Contents"/>
          </table:table-cell>
        </table:table-row>
        <table:table-row>
          <table:table-cell table:style-name="Tabell6.A2" office:value-type="string">
            <text:p text:style-name="P1">Konstruktörer:</text:p>
          </table:table-cell>
          <table:table-cell table:style-name="Tabell6.B2" office:value-type="string">
            <text:p text:style-name="P2"/>
            <text:p text:style-name="P5">Default konstruktor</text:p>
            <text:p text:style-name="P2"/>
            <text:p text:style-name="P5">Destruktor</text:p>
          </table:table-cell>
        </table:table-row>
        <table:table-row>
          <table:table-cell table:style-name="Tabell6.A2" office:value-type="string">
            <text:p text:style-name="P1">Operationer:</text:p>
          </table:table-cell>
          <table:table-cell table:style-name="Tabell6.B2" office:value-type="string">
            <text:p text:style-name="P4"/>
          </table:table-cell>
        </table:table-row>
        <table:table-row>
          <table:table-cell table:style-name="Tabell6.A2" office:value-type="string">
            <text:p text:style-name="P1">Datamedlemmar:</text:p>
          </table:table-cell>
          <table:table-cell table:style-name="Tabell6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dc:date>2012-11-08T09:54:02.68</dc:date>
    <dc:creator>Conny Andersson</dc:creator>
    <meta:editing-duration>PT1H37M25S</meta:editing-duration>
    <meta:editing-cycles>5</meta:editing-cycles>
    <meta:generator>OpenOffice.org/3.3$Win32 OpenOffice.org_project/330m20$Build-9567</meta:generator>
    <meta:document-statistic meta:table-count="6" meta:image-count="0" meta:object-count="0" meta:page-count="3" meta:paragraph-count="116" meta:word-count="251" meta:character-count="2461"/>
  </office:meta>
</office:document-meta>
</file>